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7126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dde8cb" fo:font-size="12pt" style:font-size-asian="14pt" style:font-size-complex="14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ceso&quot;;&quot;Transito&quot;;&quot;Entregado&quot;)" table:allow-empty-cell="false" table:display-list="unsorted" table:base-cell-address="orders_has_products.R3">
          <table:error-message table:message-type="stop" table:display="true"/>
        </table:content-validation>
      </table:content-validations>
      <table:table table:name="orders_has_produc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visibility="collapse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rder_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option_id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_item</text:p>
          </table:table-cell>
          <table:table-cell table:style-name="ce2" office:value-type="string" calcext:value-type="string">
            <text:p>shipping_fee</text:p>
          </table:table-cell>
          <table:table-cell table:style-name="ce2" office:value-type="string" calcext:value-type="string">
            <text:p>tax </text:p>
          </table:table-cell>
          <table:table-cell table:style-name="ce2" office:value-type="string" calcext:value-type="string">
            <text:p>total_cost</text:p>
          </table:table-cell>
          <table:table-cell table:style-name="ce2" office:value-type="string" calcext:value-type="string">
            <text:p>order_date</text:p>
          </table:table-cell>
          <table:table-cell table:style-name="ce2" office:value-type="string" calcext:value-type="string">
            <text:p>delivery_date</text:p>
          </table:table-cell>
          <table:table-cell table:style-name="ce2" office:value-type="string" calcext:value-type="string">
            <text:p>product_name</text:p>
          </table:table-cell>
          <table:table-cell table:style-name="ce2" office:value-type="string" calcext:value-type="string">
            <text:p>vendor_id</text:p>
          </table:table-cell>
          <table:table-cell table:style-name="ce2" office:value-type="string" calcext:value-type="string">
            <text:p>vendor_name </text:p>
          </table:table-cell>
          <table:table-cell table:style-name="ce2" office:value-type="string" calcext:value-type="string">
            <text:p>vendor_phone </text:p>
          </table:table-cell>
          <table:table-cell table:style-name="ce2" office:value-type="string" calcext:value-type="string">
            <text:p>vender_email</text:p>
          </table:table-cell>
          <table:table-cell office:value-type="string" calcext:value-type="string">
            <text:p>diff dates</text:p>
          </table:table-cell>
          <table:table-cell office:value-type="string" calcext:value-type="string">
            <text:p>today diff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 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date" office:date-value="2018-10-17" calcext:value-type="date">
            <text:p>10/17/18</text:p>
          </table:table-cell>
          <table:table-cell office:value-type="date" office:date-value="2018-10-20" calcext:value-type="date">
            <text:p>10/20/18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2569561656" calcext:value-type="float">
            <text:p>2569561656</text:p>
          </table:table-cell>
          <table:table-cell office:value-type="string" calcext:value-type="string">
            <text:p>apple@gmail.com</text:p>
          </table:table-cell>
          <table:table-cell table:formula="of:=[.J3]-[.I3]" office:value-type="float" office:value="3" calcext:value-type="float">
            <text:p>3</text:p>
          </table:table-cell>
          <table:table-cell table:formula="of:=TODAY()-[.I3]" office:value-type="float" office:value="1290" calcext:value-type="float">
            <text:p>1290</text:p>
          </table:table-cell>
          <table:table-cell table:content-validation-name="val1" office:value-type="string" calcext:value-type="string">
            <text:p>Proceso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date" office:date-value="2018-10-17" calcext:value-type="date">
            <text:p>10/17/18</text:p>
          </table:table-cell>
          <table:table-cell office:value-type="date" office:date-value="2018-10-20" calcext:value-type="date">
            <text:p>10/20/18</text:p>
          </table:table-cell>
          <table:table-cell office:value-type="string" calcext:value-type="string">
            <text:p>Macbook Pro (2017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2569561656" calcext:value-type="float">
            <text:p>2569561656</text:p>
          </table:table-cell>
          <table:table-cell office:value-type="string" calcext:value-type="string">
            <text:p>apple@gmail.com</text:p>
          </table:table-cell>
          <table:table-cell table:formula="of:=[.J4]-[.I4]" office:value-type="float" office:value="3" calcext:value-type="float">
            <text:p>3</text:p>
          </table:table-cell>
          <table:table-cell table:formula="of:=TODAY()-[.I4]" office:value-type="float" office:value="1290" calcext:value-type="float">
            <text:p>1290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date" office:date-value="2018-10-17" calcext:value-type="date">
            <text:p>10/17/18</text:p>
          </table:table-cell>
          <table:table-cell office:value-type="date" office:date-value="2018-10-20" calcext:value-type="date">
            <text:p>10/20/18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2569561656" calcext:value-type="float">
            <text:p>2569561656</text:p>
          </table:table-cell>
          <table:table-cell office:value-type="string" calcext:value-type="string">
            <text:p>apple@gmail.com</text:p>
          </table:table-cell>
          <table:table-cell table:formula="of:=[.J5]-[.I5]" office:value-type="float" office:value="3" calcext:value-type="float">
            <text:p>3</text:p>
          </table:table-cell>
          <table:table-cell table:formula="of:=TODAY()-[.I5]" office:value-type="float" office:value="1290" calcext:value-type="float">
            <text:p>1290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date" office:date-value="2018-10-17" calcext:value-type="date">
            <text:p>10/17/18</text:p>
          </table:table-cell>
          <table:table-cell office:value-type="date" office:date-value="2018-10-20" calcext:value-type="date">
            <text:p>10/20/18</text:p>
          </table:table-cell>
          <table:table-cell office:value-type="string" calcext:value-type="string">
            <text:p>Macbook Air (2015)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ple </text:p>
          </table:table-cell>
          <table:table-cell office:value-type="float" office:value="2569561656" calcext:value-type="float">
            <text:p>2569561656</text:p>
          </table:table-cell>
          <table:table-cell office:value-type="string" calcext:value-type="string">
            <text:p>apple@gmail.com</text:p>
          </table:table-cell>
          <table:table-cell table:formula="of:=[.J6]-[.I6]" office:value-type="float" office:value="3" calcext:value-type="float">
            <text:p>3</text:p>
          </table:table-cell>
          <table:table-cell table:formula="of:=TODAY()-[.I6]" office:value-type="float" office:value="1290" calcext:value-type="float">
            <text:p>1290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date" office:date-value="2018-10-15" calcext:value-type="date">
            <text:p>10/15/18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7]-[.I7]" office:value-type="float" office:value="3" calcext:value-type="float">
            <text:p>3</text:p>
          </table:table-cell>
          <table:table-cell table:formula="of:=TODAY()-[.I7]" office:value-type="float" office:value="1292" calcext:value-type="float">
            <text:p>1292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date" office:date-value="2018-10-15" calcext:value-type="date">
            <text:p>10/15/18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Iphone 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8]-[.I8]" office:value-type="float" office:value="3" calcext:value-type="float">
            <text:p>3</text:p>
          </table:table-cell>
          <table:table-cell table:formula="of:=TODAY()-[.I8]" office:value-type="float" office:value="1292" calcext:value-type="float">
            <text:p>1292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date" office:date-value="2018-10-15" calcext:value-type="date">
            <text:p>10/15/18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9]-[.I9]" office:value-type="float" office:value="3" calcext:value-type="float">
            <text:p>3</text:p>
          </table:table-cell>
          <table:table-cell table:formula="of:=TODAY()-[.I9]" office:value-type="float" office:value="1292" calcext:value-type="float">
            <text:p>1292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date" office:date-value="2018-10-15" calcext:value-type="date">
            <text:p>10/15/18</text:p>
          </table:table-cell>
          <table:table-cell office:value-type="date" office:date-value="2018-10-18" calcext:value-type="date">
            <text:p>10/18/18</text:p>
          </table:table-cell>
          <table:table-cell office:value-type="string" calcext:value-type="string">
            <text:p>Iphone 7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10]-[.I10]" office:value-type="float" office:value="3" calcext:value-type="float">
            <text:p>3</text:p>
          </table:table-cell>
          <table:table-cell table:formula="of:=TODAY()-[.I10]" office:value-type="float" office:value="1292" calcext:value-type="float">
            <text:p>1292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date" office:date-value="2018-10-14" calcext:value-type="date">
            <text:p>10/14/18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11]-[.I11]" office:value-type="float" office:value="3" calcext:value-type="float">
            <text:p>3</text:p>
          </table:table-cell>
          <table:table-cell table:formula="of:=TODAY()-[.I11]" office:value-type="float" office:value="1293" calcext:value-type="float">
            <text:p>1293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date" office:date-value="2018-10-14" calcext:value-type="date">
            <text:p>10/14/18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Iphone 8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Microsoft </text:p>
          </table:table-cell>
          <table:table-cell office:value-type="float" office:value="6165486561" calcext:value-type="float">
            <text:p>6165486561</text:p>
          </table:table-cell>
          <table:table-cell office:value-type="string" calcext:value-type="string">
            <text:p>microsoft@gmail.com</text:p>
          </table:table-cell>
          <table:table-cell table:formula="of:=[.J12]-[.I12]" office:value-type="float" office:value="3" calcext:value-type="float">
            <text:p>3</text:p>
          </table:table-cell>
          <table:table-cell table:formula="of:=TODAY()-[.I12]" office:value-type="float" office:value="1293" calcext:value-type="float">
            <text:p>1293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date" office:date-value="2018-10-14" calcext:value-type="date">
            <text:p>10/14/18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3215689466" calcext:value-type="float">
            <text:p>3215689466</text:p>
          </table:table-cell>
          <table:table-cell office:value-type="string" calcext:value-type="string">
            <text:p>lenovo@gmail.com</text:p>
          </table:table-cell>
          <table:table-cell table:formula="of:=[.J13]-[.I13]" office:value-type="float" office:value="3" calcext:value-type="float">
            <text:p>3</text:p>
          </table:table-cell>
          <table:table-cell table:formula="of:=TODAY()-[.I13]" office:value-type="float" office:value="1293" calcext:value-type="float">
            <text:p>1293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date" office:date-value="2018-10-14" calcext:value-type="date">
            <text:p>10/14/18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Ipad Air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3215689466" calcext:value-type="float">
            <text:p>3215689466</text:p>
          </table:table-cell>
          <table:table-cell office:value-type="string" calcext:value-type="string">
            <text:p>lenovo@gmail.com</text:p>
          </table:table-cell>
          <table:table-cell table:formula="of:=[.J14]-[.I14]" office:value-type="float" office:value="3" calcext:value-type="float">
            <text:p>3</text:p>
          </table:table-cell>
          <table:table-cell table:formula="of:=TODAY()-[.I14]" office:value-type="float" office:value="1293" calcext:value-type="float">
            <text:p>1293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date" office:date-value="2018-10-12" calcext:value-type="date">
            <text:p>10/12/18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3215689466" calcext:value-type="float">
            <text:p>3215689466</text:p>
          </table:table-cell>
          <table:table-cell office:value-type="string" calcext:value-type="string">
            <text:p>lenovo@gmail.com</text:p>
          </table:table-cell>
          <table:table-cell table:formula="of:=[.J15]-[.I15]" office:value-type="float" office:value="3" calcext:value-type="float">
            <text:p>3</text:p>
          </table:table-cell>
          <table:table-cell table:formula="of:=TODAY()-[.I15]" office:value-type="float" office:value="1295" calcext:value-type="float">
            <text:p>1295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date" office:date-value="2018-10-12" calcext:value-type="date">
            <text:p>10/12/18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Ipad Mini 3th gen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Lenovo </text:p>
          </table:table-cell>
          <table:table-cell office:value-type="float" office:value="3215689466" calcext:value-type="float">
            <text:p>3215689466</text:p>
          </table:table-cell>
          <table:table-cell office:value-type="string" calcext:value-type="string">
            <text:p>lenovo@gmail.com</text:p>
          </table:table-cell>
          <table:table-cell table:formula="of:=[.J16]-[.I16]" office:value-type="float" office:value="3" calcext:value-type="float">
            <text:p>3</text:p>
          </table:table-cell>
          <table:table-cell table:formula="of:=TODAY()-[.I16]" office:value-type="float" office:value="1295" calcext:value-type="float">
            <text:p>1295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date" office:date-value="2018-10-12" calcext:value-type="date">
            <text:p>10/12/18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9568484613" calcext:value-type="float">
            <text:p>9568484613</text:p>
          </table:table-cell>
          <table:table-cell office:value-type="string" calcext:value-type="string">
            <text:p>asus@gmail.com</text:p>
          </table:table-cell>
          <table:table-cell table:formula="of:=[.J17]-[.I17]" office:value-type="float" office:value="3" calcext:value-type="float">
            <text:p>3</text:p>
          </table:table-cell>
          <table:table-cell table:formula="of:=TODAY()-[.I17]" office:value-type="float" office:value="1295" calcext:value-type="float">
            <text:p>1295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date" office:date-value="2018-10-12" calcext:value-type="date">
            <text:p>10/12/18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ESC8000 G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9568484613" calcext:value-type="float">
            <text:p>9568484613</text:p>
          </table:table-cell>
          <table:table-cell office:value-type="string" calcext:value-type="string">
            <text:p>asus@gmail.com</text:p>
          </table:table-cell>
          <table:table-cell table:formula="of:=[.J18]-[.I18]" office:value-type="float" office:value="3" calcext:value-type="float">
            <text:p>3</text:p>
          </table:table-cell>
          <table:table-cell table:formula="of:=TODAY()-[.I18]" office:value-type="float" office:value="1295" calcext:value-type="float">
            <text:p>1295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9568484613" calcext:value-type="float">
            <text:p>9568484613</text:p>
          </table:table-cell>
          <table:table-cell office:value-type="string" calcext:value-type="string">
            <text:p>asus@gmail.com</text:p>
          </table:table-cell>
          <table:table-cell table:formula="of:=[.J19]-[.I19]" office:value-type="float" office:value="3" calcext:value-type="float">
            <text:p>3</text:p>
          </table:table-cell>
          <table:table-cell table:formula="of:=TODAY()-[.I19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ESC8000 G4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Asus </text:p>
          </table:table-cell>
          <table:table-cell office:value-type="float" office:value="9568484613" calcext:value-type="float">
            <text:p>9568484613</text:p>
          </table:table-cell>
          <table:table-cell office:value-type="string" calcext:value-type="string">
            <text:p>asus@gmail.com</text:p>
          </table:table-cell>
          <table:table-cell table:formula="of:=[.J20]-[.I20]" office:value-type="float" office:value="3" calcext:value-type="float">
            <text:p>3</text:p>
          </table:table-cell>
          <table:table-cell table:formula="of:=TODAY()-[.I20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8465473132" calcext:value-type="float">
            <text:p>8465473132</text:p>
          </table:table-cell>
          <table:table-cell office:value-type="string" calcext:value-type="string">
            <text:p>dell@gmail.com</text:p>
          </table:table-cell>
          <table:table-cell table:formula="of:=[.J21]-[.I21]" office:value-type="float" office:value="3" calcext:value-type="float">
            <text:p>3</text:p>
          </table:table-cell>
          <table:table-cell table:formula="of:=TODAY()-[.I21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XPS 13 - 508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8465473132" calcext:value-type="float">
            <text:p>8465473132</text:p>
          </table:table-cell>
          <table:table-cell office:value-type="string" calcext:value-type="string">
            <text:p>dell@gmail.com</text:p>
          </table:table-cell>
          <table:table-cell table:formula="of:=[.J22]-[.I22]" office:value-type="float" office:value="3" calcext:value-type="float">
            <text:p>3</text:p>
          </table:table-cell>
          <table:table-cell table:formula="of:=TODAY()-[.I22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8465473132" calcext:value-type="float">
            <text:p>8465473132</text:p>
          </table:table-cell>
          <table:table-cell office:value-type="string" calcext:value-type="string">
            <text:p>dell@gmail.com</text:p>
          </table:table-cell>
          <table:table-cell table:formula="of:=[.J23]-[.I23]" office:value-type="float" office:value="3" calcext:value-type="float">
            <text:p>3</text:p>
          </table:table-cell>
          <table:table-cell table:formula="of:=TODAY()-[.I23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XPS 15 - 507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ell </text:p>
          </table:table-cell>
          <table:table-cell office:value-type="float" office:value="8465473132" calcext:value-type="float">
            <text:p>8465473132</text:p>
          </table:table-cell>
          <table:table-cell office:value-type="string" calcext:value-type="string">
            <text:p>dell@gmail.com</text:p>
          </table:table-cell>
          <table:table-cell table:formula="of:=[.J24]-[.I24]" office:value-type="float" office:value="3" calcext:value-type="float">
            <text:p>3</text:p>
          </table:table-cell>
          <table:table-cell table:formula="of:=TODAY()-[.I24]" office:value-type="float" office:value="1291" calcext:value-type="float">
            <text:p>1291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0.2" calcext:value-type="float">
            <text:p>100.2</text:p>
          </table:table-cell>
          <table:table-cell office:value-type="date" office:date-value="2018-10-13" calcext:value-type="date">
            <text:p>10/13/18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3189831684" calcext:value-type="float">
            <text:p>3189831684</text:p>
          </table:table-cell>
          <table:table-cell office:value-type="string" calcext:value-type="string">
            <text:p>monoprice@gmail.com</text:p>
          </table:table-cell>
          <table:table-cell table:formula="of:=[.J25]-[.I25]" office:value-type="float" office:value="3" calcext:value-type="float">
            <text:p>3</text:p>
          </table:table-cell>
          <table:table-cell table:formula="of:=TODAY()-[.I25]" office:value-type="float" office:value="1294" calcext:value-type="float">
            <text:p>1294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0.2" calcext:value-type="float">
            <text:p>100.2</text:p>
          </table:table-cell>
          <table:table-cell office:value-type="date" office:date-value="2018-10-13" calcext:value-type="date">
            <text:p>10/13/18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Monoprice Ultra Slim Series High Speed HDMI Cabl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3189831684" calcext:value-type="float">
            <text:p>3189831684</text:p>
          </table:table-cell>
          <table:table-cell office:value-type="string" calcext:value-type="string">
            <text:p>monoprice@gmail.com</text:p>
          </table:table-cell>
          <table:table-cell table:formula="of:=[.J26]-[.I26]" office:value-type="float" office:value="3" calcext:value-type="float">
            <text:p>3</text:p>
          </table:table-cell>
          <table:table-cell table:formula="of:=TODAY()-[.I26]" office:value-type="float" office:value="1294" calcext:value-type="float">
            <text:p>1294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0.2" calcext:value-type="float">
            <text:p>100.2</text:p>
          </table:table-cell>
          <table:table-cell office:value-type="date" office:date-value="2018-10-13" calcext:value-type="date">
            <text:p>10/13/18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3189831684" calcext:value-type="float">
            <text:p>3189831684</text:p>
          </table:table-cell>
          <table:table-cell office:value-type="string" calcext:value-type="string">
            <text:p>monoprice@gmail.com</text:p>
          </table:table-cell>
          <table:table-cell table:formula="of:=[.J27]-[.I27]" office:value-type="float" office:value="3" calcext:value-type="float">
            <text:p>3</text:p>
          </table:table-cell>
          <table:table-cell table:formula="of:=TODAY()-[.I27]" office:value-type="float" office:value="1294" calcext:value-type="float">
            <text:p>1294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10/21/18</text:p>
          </table:table-cell>
          <table:table-cell office:value-type="date" office:date-value="2018-10-24" calcext:value-type="date">
            <text:p>10/24/18</text:p>
          </table:table-cell>
          <table:table-cell office:value-type="string" calcext:value-type="string">
            <text:p>Monoprice Ultra Slim Series High Speed HDMI Cable - 4K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onoprice </text:p>
          </table:table-cell>
          <table:table-cell office:value-type="float" office:value="3189831684" calcext:value-type="float">
            <text:p>3189831684</text:p>
          </table:table-cell>
          <table:table-cell office:value-type="string" calcext:value-type="string">
            <text:p>monoprice@gmail.com</text:p>
          </table:table-cell>
          <table:table-cell table:formula="of:=[.J28]-[.I28]" office:value-type="float" office:value="3" calcext:value-type="float">
            <text:p>3</text:p>
          </table:table-cell>
          <table:table-cell table:formula="of:=TODAY()-[.I28]" office:value-type="float" office:value="1286" calcext:value-type="float">
            <text:p>1286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10/21/18</text:p>
          </table:table-cell>
          <table:table-cell office:value-type="date" office:date-value="2018-10-24" calcext:value-type="date">
            <text:p>10/24/18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4846531876" calcext:value-type="float">
            <text:p>4846531876</text:p>
          </table:table-cell>
          <table:table-cell office:value-type="string" calcext:value-type="string">
            <text:p>sony@gmail.com</text:p>
          </table:table-cell>
          <table:table-cell table:formula="of:=[.J29]-[.I29]" office:value-type="float" office:value="3" calcext:value-type="float">
            <text:p>3</text:p>
          </table:table-cell>
          <table:table-cell table:formula="of:=TODAY()-[.I29]" office:value-type="float" office:value="1286" calcext:value-type="float">
            <text:p>1286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10/21/18</text:p>
          </table:table-cell>
          <table:table-cell office:value-type="date" office:date-value="2018-10-24" calcext:value-type="date">
            <text:p>10/24/18</text:p>
          </table:table-cell>
          <table:table-cell office:value-type="string" calcext:value-type="string">
            <text:p>Avantree HT3189 Wireless Headphone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4846531876" calcext:value-type="float">
            <text:p>4846531876</text:p>
          </table:table-cell>
          <table:table-cell office:value-type="string" calcext:value-type="string">
            <text:p>sony@gmail.com</text:p>
          </table:table-cell>
          <table:table-cell table:formula="of:=[.J30]-[.I30]" office:value-type="float" office:value="3" calcext:value-type="float">
            <text:p>3</text:p>
          </table:table-cell>
          <table:table-cell table:formula="of:=TODAY()-[.I30]" office:value-type="float" office:value="1286" calcext:value-type="float">
            <text:p>1286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10/21/18</text:p>
          </table:table-cell>
          <table:table-cell office:value-type="date" office:date-value="2018-10-24" calcext:value-type="date">
            <text:p>10/24/18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4846531876" calcext:value-type="float">
            <text:p>4846531876</text:p>
          </table:table-cell>
          <table:table-cell office:value-type="string" calcext:value-type="string">
            <text:p>sony@gmail.com</text:p>
          </table:table-cell>
          <table:table-cell table:formula="of:=[.J31]-[.I31]" office:value-type="float" office:value="3" calcext:value-type="float">
            <text:p>3</text:p>
          </table:table-cell>
          <table:table-cell table:formula="of:=TODAY()-[.I31]" office:value-type="float" office:value="1286" calcext:value-type="float">
            <text:p>1286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10/21/18</text:p>
          </table:table-cell>
          <table:table-cell office:value-type="date" office:date-value="2018-10-24" calcext:value-type="date">
            <text:p>10/24/18</text:p>
          </table:table-cell>
          <table:table-cell office:value-type="string" calcext:value-type="string">
            <text:p>COWIN E7 PR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ony </text:p>
          </table:table-cell>
          <table:table-cell office:value-type="float" office:value="4846531876" calcext:value-type="float">
            <text:p>4846531876</text:p>
          </table:table-cell>
          <table:table-cell office:value-type="string" calcext:value-type="string">
            <text:p>sony@gmail.com</text:p>
          </table:table-cell>
          <table:table-cell table:formula="of:=[.J32]-[.I32]" office:value-type="float" office:value="3" calcext:value-type="float">
            <text:p>3</text:p>
          </table:table-cell>
          <table:table-cell table:formula="of:=TODAY()-[.I32]" office:value-type="float" office:value="1286" calcext:value-type="float">
            <text:p>1286</text:p>
          </table:table-cell>
          <table:table-cell table:content-validation-name="val1" office:value-type="string" calcext:value-type="string">
            <text:p>Entregado</text:p>
          </table:table-cell>
          <table:table-cell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table:formula="of:=SUM(Provedores)"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Estado</text:p>
          </table:table-cell>
          <table:table-cell table:number-columns-repeated="2"/>
          <table:table-cell office:value-type="string" calcext:value-type="string">
            <text:p>Estado 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ceso</text:p>
          </table:table-cell>
          <table:table-cell table:number-columns-repeated="2"/>
          <table:table-cell office:value-type="string" calcext:value-type="string">
            <text:p>Proceso</text:p>
          </table:table-cell>
          <table:table-cell office:value-type="string" calcext:value-type="string">
            <text:p>Inventario 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ito</text:p>
          </table:table-cell>
          <table:table-cell table:number-columns-repeated="2"/>
          <table:table-cell office:value-type="string" calcext:value-type="string">
            <text:p>Proceso</text:p>
          </table:table-cell>
          <table:table-cell office:value-type="string" calcext:value-type="string">
            <text:p>Sin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gado</text:p>
          </table:table-cell>
          <table:table-cell table:number-columns-repeated="2"/>
          <table:table-cell office:value-type="string" calcext:value-type="string">
            <text:p>Transito</text:p>
          </table:table-cell>
          <table:table-cell office:value-type="string" calcext:value-type="string">
            <text:p>A tiemp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ansito</text:p>
          </table:table-cell>
          <table:table-cell office:value-type="string" calcext:value-type="string">
            <text:p>Retras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tregado</text:p>
          </table:table-cell>
          <table:table-cell office:value-type="string" calcext:value-type="string">
            <text:p>Confor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tregado</text:p>
          </table:table-cell>
          <table:table-cell office:value-type="string" calcext:value-type="string">
            <text:p>Reclamo</text:p>
          </table:table-cell>
        </table:table-row>
      </table:table>
      <table:named-expressions>
        <table:named-range table:name="Proceso" table:base-cell-address="$Sheet2.$G$2" table:cell-range-address="$Sheet2.$G$2"/>
        <table:named-range table:name="Provedores" table:base-cell-address="$orders_has_products.$M$3" table:cell-range-address="$orders_has_products.$M$3:.$M$32"/>
      </table:named-expressions>
      <table:database-ranges>
        <table:database-range table:name="__Anonymous_DB__1" table:target-range-address="orders_has_products.A1:orders_has_products.S3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4:55:51.407108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4-29T14:56:28.502479793</dc:date>
    <meta:editing-duration>PT43M1S</meta:editing-duration>
    <meta:editing-cycles>7</meta:editing-cycles>
    <meta:document-statistic meta:table-count="2" meta:cell-count="588" meta:object-count="0"/>
  </office:meta>
</office:document-meta>
</file>